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% toenam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019" calcext:value-type="float">
            <text:p>1.019</text:p>
          </table:table-cell>
        </table:table-row>
        <table:table-row table:style-name="ro1">
          <table:table-cell table:formula="of:=[.A1]*[.$E$1]+[.$D$1]" office:value-type="float" office:value="13.19" calcext:value-type="float">
            <text:p>13.19</text:p>
          </table:table-cell>
          <table:table-cell table:formula="of:=(([.A2]/[.A1])-1)*100" office:value-type="float" office:value="31.9" calcext:value-type="float">
            <text:p>31.9</text:p>
          </table:table-cell>
          <table:table-cell table:number-columns-repeated="3"/>
        </table:table-row>
        <table:table-row table:style-name="ro1">
          <table:table-cell table:formula="of:=[.A2]*[.$E$1]+[.$D$1]" office:value-type="float" office:value="16.44061" calcext:value-type="float">
            <text:p>16.44061</text:p>
          </table:table-cell>
          <table:table-cell table:formula="of:=(([.A3]/[.A2])-1)*100" office:value-type="float" office:value="24.6445034116755" calcext:value-type="float">
            <text:p>24.6445034116755</text:p>
          </table:table-cell>
          <table:table-cell table:formula="of:=[.A99]" office:value-type="float" office:value="904.06271008267" calcext:value-type="float">
            <text:p>904.06271008267</text:p>
          </table:table-cell>
          <table:table-cell table:number-columns-repeated="2"/>
        </table:table-row>
        <table:table-row table:style-name="ro1">
          <table:table-cell table:formula="of:=[.A3]*[.$E$1]+[.$D$1]" office:value-type="float" office:value="19.75298159" calcext:value-type="float">
            <text:p>19.75298159</text:p>
          </table:table-cell>
          <table:table-cell table:formula="of:=(([.A4]/[.A3])-1)*100" office:value-type="float" office:value="20.1474981159458" calcext:value-type="float">
            <text:p>20.1474981159458</text:p>
          </table:table-cell>
          <table:table-cell table:formula="of:=[.A49]" office:value-type="float" office:value="256.484431468368" calcext:value-type="float">
            <text:p>256.484431468368</text:p>
          </table:table-cell>
          <table:table-cell table:number-columns-repeated="2"/>
        </table:table-row>
        <table:table-row table:style-name="ro1">
          <table:table-cell table:formula="of:=[.A4]*[.$E$1]+[.$D$1]" office:value-type="float" office:value="23.12828824021" calcext:value-type="float">
            <text:p>23.12828824021</text:p>
          </table:table-cell>
          <table:table-cell table:formula="of:=(([.A5]/[.A4])-1)*100" office:value-type="float" office:value="17.0875806005852" calcext:value-type="float">
            <text:p>17.0875806005852</text:p>
          </table:table-cell>
          <table:table-cell table:number-columns-repeated="3"/>
        </table:table-row>
        <table:table-row table:style-name="ro1">
          <table:table-cell table:formula="of:=[.A5]*[.$E$1]+[.$D$1]" office:value-type="float" office:value="26.567725716774" calcext:value-type="float">
            <text:p>26.567725716774</text:p>
          </table:table-cell>
          <table:table-cell table:formula="of:=(([.A6]/[.A5])-1)*100" office:value-type="float" office:value="14.8711285540981" calcext:value-type="float">
            <text:p>14.8711285540981</text:p>
          </table:table-cell>
          <table:table-cell table:number-columns-repeated="3"/>
        </table:table-row>
        <table:table-row table:style-name="ro1">
          <table:table-cell table:formula="of:=[.A6]*[.$E$1]+[.$D$1]" office:value-type="float" office:value="30.0725125053927" calcext:value-type="float">
            <text:p>30.0725125053927</text:p>
          </table:table-cell>
          <table:table-cell table:formula="of:=(([.A7]/[.A6])-1)*100" office:value-type="float" office:value="13.1918961599558" calcext:value-type="float">
            <text:p>13.1918961599558</text:p>
          </table:table-cell>
          <table:table-cell table:number-columns-repeated="3"/>
        </table:table-row>
        <table:table-row table:style-name="ro1">
          <table:table-cell table:formula="of:=[.A7]*[.$E$1]+[.$D$1]" office:value-type="float" office:value="33.6438902429951" calcext:value-type="float">
            <text:p>33.6438902429951</text:p>
          </table:table-cell>
          <table:table-cell table:formula="of:=(([.A8]/[.A7])-1)*100" office:value-type="float" office:value="11.8758874469236" calcext:value-type="float">
            <text:p>11.8758874469236</text:p>
          </table:table-cell>
          <table:table-cell table:number-columns-repeated="3"/>
        </table:table-row>
        <table:table-row table:style-name="ro1">
          <table:table-cell table:formula="of:=[.A8]*[.$E$1]+[.$D$1]" office:value-type="float" office:value="37.283124157612" calcext:value-type="float">
            <text:p>37.283124157612</text:p>
          </table:table-cell>
          <table:table-cell table:formula="of:=(([.A9]/[.A8])-1)*100" office:value-type="float" office:value="10.8169236325892" calcext:value-type="float">
            <text:p>10.8169236325892</text:p>
          </table:table-cell>
          <table:table-cell table:number-columns-repeated="3"/>
        </table:table-row>
        <table:table-row table:style-name="ro1">
          <table:table-cell table:formula="of:=[.A9]*[.$E$1]+[.$D$1]" office:value-type="float" office:value="40.9915035166067" calcext:value-type="float">
            <text:p>40.9915035166067</text:p>
          </table:table-cell>
          <table:table-cell table:formula="of:=(([.A10]/[.A9])-1)*100" office:value-type="float" office:value="9.94653598050874" calcext:value-type="float">
            <text:p>9.94653598050874</text:p>
          </table:table-cell>
          <table:table-cell table:number-columns-repeated="3"/>
        </table:table-row>
        <table:table-row table:style-name="ro1">
          <table:table-cell table:formula="of:=[.A10]*[.$E$1]+[.$D$1]" office:value-type="float" office:value="44.7703420834222" calcext:value-type="float">
            <text:p>44.7703420834222</text:p>
          </table:table-cell>
          <table:table-cell table:formula="of:=(([.A11]/[.A10])-1)*100" office:value-type="float" office:value="9.2185898116292" calcext:value-type="float">
            <text:p>9.2185898116292</text:p>
          </table:table-cell>
          <table:table-cell table:number-columns-repeated="3"/>
        </table:table-row>
        <table:table-row table:style-name="ro1">
          <table:table-cell table:formula="of:=[.A11]*[.$E$1]+[.$D$1]" office:value-type="float" office:value="48.6209785830072" calcext:value-type="float">
            <text:p>48.6209785830072</text:p>
          </table:table-cell>
          <table:table-cell table:formula="of:=(([.A12]/[.A11])-1)*100" office:value-type="float" office:value="8.60086459113933" calcext:value-type="float">
            <text:p>8.60086459113933</text:p>
          </table:table-cell>
          <table:table-cell table:number-columns-repeated="3"/>
        </table:table-row>
        <table:table-row table:style-name="ro1">
          <table:table-cell table:formula="of:=[.A12]*[.$E$1]+[.$D$1]" office:value-type="float" office:value="52.5447771760843" calcext:value-type="float">
            <text:p>52.5447771760843</text:p>
          </table:table-cell>
          <table:table-cell table:formula="of:=(([.A13]/[.A12])-1)*100" office:value-type="float" office:value="8.07017609976382" calcext:value-type="float">
            <text:p>8.07017609976382</text:p>
          </table:table-cell>
          <table:table-cell table:number-columns-repeated="3"/>
        </table:table-row>
        <table:table-row table:style-name="ro1">
          <table:table-cell table:formula="of:=[.A13]*[.$E$1]+[.$D$1]" office:value-type="float" office:value="56.5431279424299" calcext:value-type="float">
            <text:p>56.5431279424299</text:p>
          </table:table-cell>
          <table:table-cell table:formula="of:=(([.A14]/[.A13])-1)*100" office:value-type="float" office:value="7.60941616128013" calcext:value-type="float">
            <text:p>7.60941616128013</text:p>
          </table:table-cell>
          <table:table-cell table:number-columns-repeated="3"/>
        </table:table-row>
        <table:table-row table:style-name="ro1">
          <table:table-cell table:formula="of:=[.A14]*[.$E$1]+[.$D$1]" office:value-type="float" office:value="60.6174473733361" calcext:value-type="float">
            <text:p>60.6174473733361</text:p>
          </table:table-cell>
          <table:table-cell table:formula="of:=(([.A15]/[.A14])-1)*100" office:value-type="float" office:value="7.20568454411381" calcext:value-type="float">
            <text:p>7.20568454411381</text:p>
          </table:table-cell>
          <table:table-cell table:number-columns-repeated="3"/>
        </table:table-row>
        <table:table-row table:style-name="ro1">
          <table:table-cell table:formula="of:=[.A15]*[.$E$1]+[.$D$1]" office:value-type="float" office:value="64.7691788734295" calcext:value-type="float">
            <text:p>64.7691788734295</text:p>
          </table:table-cell>
          <table:table-cell table:formula="of:=(([.A16]/[.A15])-1)*100" office:value-type="float" office:value="6.84907016048257" calcext:value-type="float">
            <text:p>6.84907016048257</text:p>
          </table:table-cell>
          <table:table-cell table:number-columns-repeated="3"/>
        </table:table-row>
        <table:table-row table:style-name="ro1">
          <table:table-cell table:formula="of:=[.A16]*[.$E$1]+[.$D$1]" office:value-type="float" office:value="68.9997932720246" calcext:value-type="float">
            <text:p>68.9997932720246</text:p>
          </table:table-cell>
          <table:table-cell table:formula="of:=(([.A17]/[.A16])-1)*100" office:value-type="float" office:value="6.5318326898393" calcext:value-type="float">
            <text:p>6.5318326898393</text:p>
          </table:table-cell>
          <table:table-cell table:number-columns-repeated="3"/>
        </table:table-row>
        <table:table-row table:style-name="ro1">
          <table:table-cell table:formula="of:=[.A17]*[.$E$1]+[.$D$1]" office:value-type="float" office:value="73.3107893441931" calcext:value-type="float">
            <text:p>73.3107893441931</text:p>
          </table:table-cell>
          <table:table-cell table:formula="of:=(([.A18]/[.A17])-1)*100" office:value-type="float" office:value="6.247839113333" calcext:value-type="float">
            <text:p>6.247839113333</text:p>
          </table:table-cell>
          <table:table-cell table:number-columns-repeated="3"/>
        </table:table-row>
        <table:table-row table:style-name="ro1">
          <table:table-cell table:formula="of:=[.A18]*[.$E$1]+[.$D$1]" office:value-type="float" office:value="77.7036943417328" calcext:value-type="float">
            <text:p>77.7036943417328</text:p>
          </table:table-cell>
          <table:table-cell table:formula="of:=(([.A19]/[.A18])-1)*100" office:value-type="float" office:value="5.99216709687169" calcext:value-type="float">
            <text:p>5.99216709687169</text:p>
          </table:table-cell>
          <table:table-cell table:number-columns-repeated="3"/>
        </table:table-row>
        <table:table-row table:style-name="ro1">
          <table:table-cell table:formula="of:=[.A19]*[.$E$1]+[.$D$1]" office:value-type="float" office:value="82.1800645342257" calcext:value-type="float">
            <text:p>82.1800645342257</text:p>
          </table:table-cell>
          <table:table-cell table:formula="of:=(([.A20]/[.A19])-1)*100" office:value-type="float" office:value="5.76082029357099" calcext:value-type="float">
            <text:p>5.76082029357099</text:p>
          </table:table-cell>
          <table:table-cell table:number-columns-repeated="3"/>
        </table:table-row>
        <table:table-row table:style-name="ro1">
          <table:table-cell table:formula="of:=[.A20]*[.$E$1]+[.$D$1]" office:value-type="float" office:value="86.7414857603759" calcext:value-type="float">
            <text:p>86.7414857603759</text:p>
          </table:table-cell>
          <table:table-cell table:formula="of:=(([.A21]/[.A20])-1)*100" office:value-type="float" office:value="5.55052037498776" calcext:value-type="float">
            <text:p>5.55052037498776</text:p>
          </table:table-cell>
          <table:table-cell table:number-columns-repeated="3"/>
        </table:table-row>
        <table:table-row table:style-name="ro1">
          <table:table-cell table:formula="of:=[.A21]*[.$E$1]+[.$D$1]" office:value-type="float" office:value="91.3895739898231" calcext:value-type="float">
            <text:p>91.3895739898231</text:p>
          </table:table-cell>
          <table:table-cell table:formula="of:=(([.A22]/[.A21])-1)*100" office:value-type="float" office:value="5.35855270255288" calcext:value-type="float">
            <text:p>5.35855270255288</text:p>
          </table:table-cell>
          <table:table-cell table:number-columns-repeated="3"/>
        </table:table-row>
        <table:table-row table:style-name="ro1">
          <table:table-cell table:formula="of:=[.A22]*[.$E$1]+[.$D$1]" office:value-type="float" office:value="96.1259758956297" calcext:value-type="float">
            <text:p>96.1259758956297</text:p>
          </table:table-cell>
          <table:table-cell table:formula="of:=(([.A23]/[.A22])-1)*100" office:value-type="float" office:value="5.18265016350121" calcext:value-type="float">
            <text:p>5.18265016350121</text:p>
          </table:table-cell>
          <table:table-cell table:number-columns-repeated="3"/>
        </table:table-row>
        <table:table-row table:style-name="ro1">
          <table:table-cell table:formula="of:=[.A23]*[.$E$1]+[.$D$1]" office:value-type="float" office:value="100.952369437647" calcext:value-type="float">
            <text:p>100.952369437647</text:p>
          </table:table-cell>
          <table:table-cell table:formula="of:=(([.A24]/[.A23])-1)*100" office:value-type="float" office:value="5.02090459633646" calcext:value-type="float">
            <text:p>5.02090459633646</text:p>
          </table:table-cell>
          <table:table-cell table:number-columns-repeated="3"/>
        </table:table-row>
        <table:table-row table:style-name="ro1">
          <table:table-cell table:formula="of:=[.A24]*[.$E$1]+[.$D$1]" office:value-type="float" office:value="105.870464456962" calcext:value-type="float">
            <text:p>105.870464456962</text:p>
          </table:table-cell>
          <table:table-cell table:formula="of:=(([.A25]/[.A24])-1)*100" office:value-type="float" office:value="4.87169845216258" calcext:value-type="float">
            <text:p>4.87169845216258</text:p>
          </table:table-cell>
          <table:table-cell table:number-columns-repeated="3"/>
        </table:table-row>
        <table:table-row table:style-name="ro1">
          <table:table-cell table:formula="of:=[.A25]*[.$E$1]+[.$D$1]" office:value-type="float" office:value="110.882003281644" calcext:value-type="float">
            <text:p>110.882003281644</text:p>
          </table:table-cell>
          <table:table-cell table:formula="of:=(([.A26]/[.A25])-1)*100" office:value-type="float" office:value="4.73365149608798" calcext:value-type="float">
            <text:p>4.73365149608798</text:p>
          </table:table-cell>
          <table:table-cell table:number-columns-repeated="3"/>
        </table:table-row>
        <table:table-row table:style-name="ro1">
          <table:table-cell table:formula="of:=[.A26]*[.$E$1]+[.$D$1]" office:value-type="float" office:value="115.988761343995" calcext:value-type="float">
            <text:p>115.988761343995</text:p>
          </table:table-cell>
          <table:table-cell table:formula="of:=(([.A27]/[.A26])-1)*100" office:value-type="float" office:value="4.60557882362558" calcext:value-type="float">
            <text:p>4.60557882362558</text:p>
          </table:table-cell>
          <table:table-cell table:number-columns-repeated="3"/>
        </table:table-row>
        <table:table-row table:style-name="ro1">
          <table:table-cell table:formula="of:=[.A27]*[.$E$1]+[.$D$1]" office:value-type="float" office:value="121.192547809531" calcext:value-type="float">
            <text:p>121.192547809531</text:p>
          </table:table-cell>
          <table:table-cell table:formula="of:=(([.A28]/[.A27])-1)*100" office:value-type="float" office:value="4.48645748539609" calcext:value-type="float">
            <text:p>4.48645748539609</text:p>
          </table:table-cell>
          <table:table-cell table:number-columns-repeated="3"/>
        </table:table-row>
        <table:table-row table:style-name="ro1">
          <table:table-cell table:formula="of:=[.A28]*[.$E$1]+[.$D$1]" office:value-type="float" office:value="126.495206217912" calcext:value-type="float">
            <text:p>126.495206217912</text:p>
          </table:table-cell>
          <table:table-cell table:formula="of:=(([.A29]/[.A28])-1)*100" office:value-type="float" office:value="4.37539972896257" calcext:value-type="float">
            <text:p>4.37539972896257</text:p>
          </table:table-cell>
          <table:table-cell table:number-columns-repeated="3"/>
        </table:table-row>
        <table:table-row table:style-name="ro1">
          <table:table-cell table:formula="of:=[.A29]*[.$E$1]+[.$D$1]" office:value-type="float" office:value="131.898615136053" calcext:value-type="float">
            <text:p>131.898615136053</text:p>
          </table:table-cell>
          <table:table-cell table:formula="of:=(([.A30]/[.A29])-1)*100" office:value-type="float" office:value="4.27163137615818" calcext:value-type="float">
            <text:p>4.27163137615818</text:p>
          </table:table-cell>
          <table:table-cell table:number-columns-repeated="3"/>
        </table:table-row>
        <table:table-row table:style-name="ro1">
          <table:table-cell table:formula="of:=[.A30]*[.$E$1]+[.$D$1]" office:value-type="float" office:value="137.404688823638" calcext:value-type="float">
            <text:p>137.404688823638</text:p>
          </table:table-cell>
          <table:table-cell table:formula="of:=(([.A31]/[.A30])-1)*100" office:value-type="float" office:value="4.17447422166299" calcext:value-type="float">
            <text:p>4.17447422166299</text:p>
          </table:table-cell>
          <table:table-cell table:number-columns-repeated="3"/>
        </table:table-row>
        <table:table-row table:style-name="ro1">
          <table:table-cell table:formula="of:=[.A31]*[.$E$1]+[.$D$1]" office:value-type="float" office:value="143.015377911287" calcext:value-type="float">
            <text:p>143.015377911287</text:p>
          </table:table-cell>
          <table:table-cell table:formula="of:=(([.A32]/[.A31])-1)*100" office:value-type="float" office:value="4.08333160657315" calcext:value-type="float">
            <text:p>4.08333160657315</text:p>
          </table:table-cell>
          <table:table-cell table:number-columns-repeated="3"/>
        </table:table-row>
        <table:table-row table:style-name="ro1">
          <table:table-cell table:formula="of:=[.A32]*[.$E$1]+[.$D$1]" office:value-type="float" office:value="148.732670091601" calcext:value-type="float">
            <text:p>148.732670091601</text:p>
          </table:table-cell>
          <table:table-cell table:formula="of:=(([.A33]/[.A32])-1)*100" office:value-type="float" office:value="3.99767651829785" calcext:value-type="float">
            <text:p>3.99767651829785</text:p>
          </table:table-cell>
          <table:table-cell table:number-columns-repeated="3"/>
        </table:table-row>
        <table:table-row table:style-name="ro1">
          <table:table-cell table:formula="of:=[.A33]*[.$E$1]+[.$D$1]" office:value-type="float" office:value="154.558590823342" calcext:value-type="float">
            <text:p>154.558590823342</text:p>
          </table:table-cell>
          <table:table-cell table:formula="of:=(([.A34]/[.A33])-1)*100" office:value-type="float" office:value="3.91704171528175" calcext:value-type="float">
            <text:p>3.91704171528175</text:p>
          </table:table-cell>
          <table:table-cell table:number-columns-repeated="3"/>
        </table:table-row>
        <table:table-row table:style-name="ro1">
          <table:table-cell table:formula="of:=[.A34]*[.$E$1]+[.$D$1]" office:value-type="float" office:value="160.495204048985" calcext:value-type="float">
            <text:p>160.495204048985</text:p>
          </table:table-cell>
          <table:table-cell table:formula="of:=(([.A35]/[.A34])-1)*100" office:value-type="float" office:value="3.84101148568889" calcext:value-type="float">
            <text:p>3.84101148568889</text:p>
          </table:table-cell>
          <table:table-cell table:number-columns-repeated="3"/>
        </table:table-row>
        <table:table-row table:style-name="ro1">
          <table:table-cell table:formula="of:=[.A35]*[.$E$1]+[.$D$1]" office:value-type="float" office:value="166.544612925916" calcext:value-type="float">
            <text:p>166.544612925916</text:p>
          </table:table-cell>
          <table:table-cell table:formula="of:=(([.A36]/[.A35])-1)*100" office:value-type="float" office:value="3.76921473309841" calcext:value-type="float">
            <text:p>3.76921473309841</text:p>
          </table:table-cell>
          <table:table-cell table:number-columns-repeated="3"/>
        </table:table-row>
        <table:table-row table:style-name="ro1">
          <table:table-cell table:formula="of:=[.A36]*[.$E$1]+[.$D$1]" office:value-type="float" office:value="172.708960571508" calcext:value-type="float">
            <text:p>172.708960571508</text:p>
          </table:table-cell>
          <table:table-cell table:formula="of:=(([.A37]/[.A36])-1)*100" office:value-type="float" office:value="3.70131914644065" calcext:value-type="float">
            <text:p>3.70131914644065</text:p>
          </table:table-cell>
          <table:table-cell table:number-columns-repeated="3"/>
        </table:table-row>
        <table:table-row table:style-name="ro1">
          <table:table-cell table:formula="of:=[.A37]*[.$E$1]+[.$D$1]" office:value-type="float" office:value="178.990430822367" calcext:value-type="float">
            <text:p>178.990430822367</text:p>
          </table:table-cell>
          <table:table-cell table:formula="of:=(([.A38]/[.A37])-1)*100" office:value-type="float" office:value="3.63702626086841" calcext:value-type="float">
            <text:p>3.63702626086841</text:p>
          </table:table-cell>
          <table:table-cell table:number-columns-repeated="3"/>
        </table:table-row>
        <table:table-row table:style-name="ro1">
          <table:table-cell table:formula="of:=[.A38]*[.$E$1]+[.$D$1]" office:value-type="float" office:value="185.391249007992" calcext:value-type="float">
            <text:p>185.391249007992</text:p>
          </table:table-cell>
          <table:table-cell table:formula="of:=(([.A39]/[.A38])-1)*100" office:value-type="float" office:value="3.57606725466639" calcext:value-type="float">
            <text:p>3.57606725466639</text:p>
          </table:table-cell>
          <table:table-cell table:number-columns-repeated="3"/>
        </table:table-row>
        <table:table-row table:style-name="ro1">
          <table:table-cell table:formula="of:=[.A39]*[.$E$1]+[.$D$1]" office:value-type="float" office:value="191.913682739144" calcext:value-type="float">
            <text:p>191.913682739144</text:p>
          </table:table-cell>
          <table:table-cell table:formula="of:=(([.A40]/[.A39])-1)*100" office:value-type="float" office:value="3.51819935733357" calcext:value-type="float">
            <text:p>3.51819935733357</text:p>
          </table:table-cell>
          <table:table-cell table:number-columns-repeated="3"/>
        </table:table-row>
        <table:table-row table:style-name="ro1">
          <table:table-cell table:formula="of:=[.A40]*[.$E$1]+[.$D$1]" office:value-type="float" office:value="198.560042711187" calcext:value-type="float">
            <text:p>198.560042711187</text:p>
          </table:table-cell>
          <table:table-cell table:formula="of:=(([.A41]/[.A40])-1)*100" office:value-type="float" office:value="3.4632027676097" calcext:value-type="float">
            <text:p>3.4632027676097</text:p>
          </table:table-cell>
          <table:table-cell table:number-columns-repeated="3"/>
        </table:table-row>
        <table:table-row table:style-name="ro1">
          <table:table-cell table:formula="of:=[.A41]*[.$E$1]+[.$D$1]" office:value-type="float" office:value="205.3326835227" calcext:value-type="float">
            <text:p>205.3326835227</text:p>
          </table:table-cell>
          <table:table-cell table:formula="of:=(([.A42]/[.A41])-1)*100" office:value-type="float" office:value="3.41087799893536" calcext:value-type="float">
            <text:p>3.41087799893536</text:p>
          </table:table-cell>
          <table:table-cell table:number-columns-repeated="3"/>
        </table:table-row>
        <table:table-row table:style-name="ro1">
          <table:table-cell table:formula="of:=[.A42]*[.$E$1]+[.$D$1]" office:value-type="float" office:value="212.234004509631" calcext:value-type="float">
            <text:p>212.234004509631</text:p>
          </table:table-cell>
          <table:table-cell table:formula="of:=(([.A43]/[.A42])-1)*100" office:value-type="float" office:value="3.36104358474831" calcext:value-type="float">
            <text:p>3.36104358474831</text:p>
          </table:table-cell>
          <table:table-cell table:number-columns-repeated="3"/>
        </table:table-row>
        <table:table-row table:style-name="ro1">
          <table:table-cell table:formula="of:=[.A43]*[.$E$1]+[.$D$1]" office:value-type="float" office:value="219.266450595314" calcext:value-type="float">
            <text:p>219.266450595314</text:p>
          </table:table-cell>
          <table:table-cell table:formula="of:=(([.A44]/[.A43])-1)*100" office:value-type="float" office:value="3.31353408796649" calcext:value-type="float">
            <text:p>3.31353408796649</text:p>
          </table:table-cell>
          <table:table-cell table:number-columns-repeated="3"/>
        </table:table-row>
        <table:table-row table:style-name="ro1">
          <table:table-cell table:formula="of:=[.A44]*[.$E$1]+[.$D$1]" office:value-type="float" office:value="226.432513156625" calcext:value-type="float">
            <text:p>226.432513156625</text:p>
          </table:table-cell>
          <table:table-cell table:formula="of:=(([.A45]/[.A44])-1)*100" office:value-type="float" office:value="3.2681983686309" calcext:value-type="float">
            <text:p>3.2681983686309</text:p>
          </table:table-cell>
          <table:table-cell table:number-columns-repeated="3"/>
        </table:table-row>
        <table:table-row table:style-name="ro1">
          <table:table-cell table:formula="of:=[.A45]*[.$E$1]+[.$D$1]" office:value-type="float" office:value="233.734730906601" calcext:value-type="float">
            <text:p>233.734730906601</text:p>
          </table:table-cell>
          <table:table-cell table:formula="of:=(([.A46]/[.A45])-1)*100" office:value-type="float" office:value="3.22489807147299" calcext:value-type="float">
            <text:p>3.22489807147299</text:p>
          </table:table-cell>
          <table:table-cell table:number-columns-repeated="3"/>
        </table:table-row>
        <table:table-row table:style-name="ro1">
          <table:table-cell table:formula="of:=[.A46]*[.$E$1]+[.$D$1]" office:value-type="float" office:value="241.175690793826" calcext:value-type="float">
            <text:p>241.175690793826</text:p>
          </table:table-cell>
          <table:table-cell table:formula="of:=(([.A47]/[.A46])-1)*100" office:value-type="float" office:value="3.18350630150843" calcext:value-type="float">
            <text:p>3.18350630150843</text:p>
          </table:table-cell>
          <table:table-cell table:number-columns-repeated="3"/>
        </table:table-row>
        <table:table-row table:style-name="ro1">
          <table:table-cell table:formula="of:=[.A47]*[.$E$1]+[.$D$1]" office:value-type="float" office:value="248.758028918909" calcext:value-type="float">
            <text:p>248.758028918909</text:p>
          </table:table-cell>
          <table:table-cell table:formula="of:=(([.A48]/[.A47])-1)*100" office:value-type="float" office:value="3.14390646093954" calcext:value-type="float">
            <text:p>3.14390646093954</text:p>
          </table:table-cell>
          <table:table-cell table:number-columns-repeated="3"/>
        </table:table-row>
        <table:table-row table:style-name="ro1">
          <table:table-cell table:formula="of:=[.A48]*[.$E$1]+[.$D$1]" office:value-type="float" office:value="256.484431468368" calcext:value-type="float">
            <text:p>256.484431468368</text:p>
          </table:table-cell>
          <table:table-cell table:formula="of:=(([.A49]/[.A48])-1)*100" office:value-type="float" office:value="3.10599122490149" calcext:value-type="float">
            <text:p>3.10599122490149</text:p>
          </table:table-cell>
          <table:table-cell table:number-columns-repeated="3"/>
        </table:table-row>
        <table:table-row table:style-name="ro1">
          <table:table-cell table:formula="of:=[.A49]*[.$E$1]+[.$D$1]" office:value-type="float" office:value="264.357635666267" calcext:value-type="float">
            <text:p>264.357635666267</text:p>
          </table:table-cell>
          <table:table-cell table:formula="of:=(([.A50]/[.A49])-1)*100" office:value-type="float" office:value="3.06966163709237" calcext:value-type="float">
            <text:p>3.06966163709237</text:p>
          </table:table-cell>
          <table:table-cell table:number-columns-repeated="3"/>
        </table:table-row>
        <table:table-row table:style-name="ro1">
          <table:table-cell table:formula="of:=[.A50]*[.$E$1]+[.$D$1]" office:value-type="float" office:value="272.380430743926" calcext:value-type="float">
            <text:p>272.380430743926</text:p>
          </table:table-cell>
          <table:table-cell table:formula="of:=(([.A51]/[.A50])-1)*100" office:value-type="float" office:value="3.03482630923029" calcext:value-type="float">
            <text:p>3.03482630923029</text:p>
          </table:table-cell>
          <table:table-cell table:number-columns-repeated="3"/>
        </table:table-row>
        <table:table-row table:style-name="ro1">
          <table:table-cell table:formula="of:=[.A51]*[.$E$1]+[.$D$1]" office:value-type="float" office:value="280.555658928061" calcext:value-type="float">
            <text:p>280.555658928061</text:p>
          </table:table-cell>
          <table:table-cell table:formula="of:=(([.A52]/[.A51])-1)*100" office:value-type="float" office:value="3.00140071069217" calcext:value-type="float">
            <text:p>3.00140071069217</text:p>
          </table:table-cell>
          <table:table-cell table:number-columns-repeated="3"/>
        </table:table-row>
        <table:table-row table:style-name="ro1">
          <table:table-cell table:formula="of:=[.A52]*[.$E$1]+[.$D$1]" office:value-type="float" office:value="288.886216447694" calcext:value-type="float">
            <text:p>288.886216447694</text:p>
          </table:table-cell>
          <table:table-cell table:formula="of:=(([.A53]/[.A52])-1)*100" office:value-type="float" office:value="2.96930653670018" calcext:value-type="float">
            <text:p>2.96930653670018</text:p>
          </table:table-cell>
          <table:table-cell table:number-columns-repeated="3"/>
        </table:table-row>
        <table:table-row table:style-name="ro1">
          <table:table-cell table:formula="of:=[.A53]*[.$E$1]+[.$D$1]" office:value-type="float" office:value="297.3750545602" calcext:value-type="float">
            <text:p>297.3750545602</text:p>
          </table:table-cell>
          <table:table-cell table:formula="of:=(([.A54]/[.A53])-1)*100" office:value-type="float" office:value="2.93847114510677" calcext:value-type="float">
            <text:p>2.93847114510677</text:p>
          </table:table-cell>
          <table:table-cell table:number-columns-repeated="3"/>
        </table:table-row>
        <table:table-row table:style-name="ro1">
          <table:table-cell table:formula="of:=[.A54]*[.$E$1]+[.$D$1]" office:value-type="float" office:value="306.025180596844" calcext:value-type="float">
            <text:p>306.025180596844</text:p>
          </table:table-cell>
          <table:table-cell table:formula="of:=(([.A55]/[.A54])-1)*100" office:value-type="float" office:value="2.90882705324318" calcext:value-type="float">
            <text:p>2.90882705324318</text:p>
          </table:table-cell>
          <table:table-cell table:number-columns-repeated="3"/>
        </table:table-row>
        <table:table-row table:style-name="ro1">
          <table:table-cell table:formula="of:=[.A55]*[.$E$1]+[.$D$1]" office:value-type="float" office:value="314.839659028184" calcext:value-type="float">
            <text:p>314.839659028184</text:p>
          </table:table-cell>
          <table:table-cell table:formula="of:=(([.A56]/[.A55])-1)*100" office:value-type="float" office:value="2.88031148748906" calcext:value-type="float">
            <text:p>2.88031148748906</text:p>
          </table:table-cell>
          <table:table-cell table:number-columns-repeated="3"/>
        </table:table-row>
        <table:table-row table:style-name="ro1">
          <table:table-cell table:formula="of:=[.A56]*[.$E$1]+[.$D$1]" office:value-type="float" office:value="323.821612549719" calcext:value-type="float">
            <text:p>323.821612549719</text:p>
          </table:table-cell>
          <table:table-cell table:formula="of:=(([.A57]/[.A56])-1)*100" office:value-type="float" office:value="2.85286597922894" calcext:value-type="float">
            <text:p>2.85286597922894</text:p>
          </table:table-cell>
          <table:table-cell table:number-columns-repeated="3"/>
        </table:table-row>
        <table:table-row table:style-name="ro1">
          <table:table-cell table:formula="of:=[.A57]*[.$E$1]+[.$D$1]" office:value-type="float" office:value="332.974223188164" calcext:value-type="float">
            <text:p>332.974223188164</text:p>
          </table:table-cell>
          <table:table-cell table:formula="of:=(([.A58]/[.A57])-1)*100" office:value-type="float" office:value="2.82643600171664" calcext:value-type="float">
            <text:p>2.82643600171664</text:p>
          </table:table-cell>
          <table:table-cell table:number-columns-repeated="3"/>
        </table:table-row>
        <table:table-row table:style-name="ro1">
          <table:table-cell table:formula="of:=[.A58]*[.$E$1]+[.$D$1]" office:value-type="float" office:value="342.300733428739" calcext:value-type="float">
            <text:p>342.300733428739</text:p>
          </table:table-cell>
          <table:table-cell table:formula="of:=(([.A59]/[.A58])-1)*100" office:value-type="float" office:value="2.8009706430953" calcext:value-type="float">
            <text:p>2.8009706430953</text:p>
          </table:table-cell>
          <table:table-cell table:number-columns-repeated="3"/>
        </table:table-row>
        <table:table-row table:style-name="ro1">
          <table:table-cell table:formula="of:=[.A59]*[.$E$1]+[.$D$1]" office:value-type="float" office:value="351.804447363885" calcext:value-type="float">
            <text:p>351.804447363885</text:p>
          </table:table-cell>
          <table:table-cell table:formula="of:=(([.A60]/[.A59])-1)*100" office:value-type="float" office:value="2.77642231144226" calcext:value-type="float">
            <text:p>2.77642231144226</text:p>
          </table:table-cell>
          <table:table-cell table:number-columns-repeated="3"/>
        </table:table-row>
        <table:table-row table:style-name="ro1">
          <table:table-cell table:formula="of:=[.A60]*[.$E$1]+[.$D$1]" office:value-type="float" office:value="361.488731863799" calcext:value-type="float">
            <text:p>361.488731863799</text:p>
          </table:table-cell>
          <table:table-cell table:formula="of:=(([.A61]/[.A60])-1)*100" office:value-type="float" office:value="2.75274646823807" calcext:value-type="float">
            <text:p>2.75274646823807</text:p>
          </table:table-cell>
          <table:table-cell table:number-columns-repeated="3"/>
        </table:table-row>
        <table:table-row table:style-name="ro1">
          <table:table-cell table:formula="of:=[.A61]*[.$E$1]+[.$D$1]" office:value-type="float" office:value="371.357017769211" calcext:value-type="float">
            <text:p>371.357017769211</text:p>
          </table:table-cell>
          <table:table-cell table:formula="of:=(([.A62]/[.A61])-1)*100" office:value-type="float" office:value="2.72990138711442" calcext:value-type="float">
            <text:p>2.72990138711442</text:p>
          </table:table-cell>
          <table:table-cell table:number-columns-repeated="3"/>
        </table:table-row>
        <table:table-row table:style-name="ro1">
          <table:table-cell table:formula="of:=[.A62]*[.$E$1]+[.$D$1]" office:value-type="float" office:value="381.412801106826" calcext:value-type="float">
            <text:p>381.412801106826</text:p>
          </table:table-cell>
          <table:table-cell table:formula="of:=(([.A63]/[.A62])-1)*100" office:value-type="float" office:value="2.70784793512759" calcext:value-type="float">
            <text:p>2.70784793512759</text:p>
          </table:table-cell>
          <table:table-cell table:number-columns-repeated="3"/>
        </table:table-row>
        <table:table-row table:style-name="ro1">
          <table:table-cell table:formula="of:=[.A63]*[.$E$1]+[.$D$1]" office:value-type="float" office:value="391.659644327856" calcext:value-type="float">
            <text:p>391.659644327856</text:p>
          </table:table-cell>
          <table:table-cell table:formula="of:=(([.A64]/[.A63])-1)*100" office:value-type="float" office:value="2.68654937414114" calcext:value-type="float">
            <text:p>2.68654937414114</text:p>
          </table:table-cell>
          <table:table-cell table:number-columns-repeated="3"/>
        </table:table-row>
        <table:table-row table:style-name="ro1">
          <table:table-cell table:formula="of:=[.A64]*[.$E$1]+[.$D$1]" office:value-type="float" office:value="402.101177570085" calcext:value-type="float">
            <text:p>402.101177570085</text:p>
          </table:table-cell>
          <table:table-cell table:formula="of:=(([.A65]/[.A64])-1)*100" office:value-type="float" office:value="2.66597118019356" calcext:value-type="float">
            <text:p>2.66597118019356</text:p>
          </table:table-cell>
          <table:table-cell table:number-columns-repeated="3"/>
        </table:table-row>
        <table:table-row table:style-name="ro1">
          <table:table-cell table:formula="of:=[.A65]*[.$E$1]+[.$D$1]" office:value-type="float" office:value="412.741099943917" calcext:value-type="float">
            <text:p>412.741099943917</text:p>
          </table:table-cell>
          <table:table-cell table:formula="of:=(([.A66]/[.A65])-1)*100" office:value-type="float" office:value="2.64608087897904" calcext:value-type="float">
            <text:p>2.64608087897904</text:p>
          </table:table-cell>
          <table:table-cell table:number-columns-repeated="3"/>
        </table:table-row>
        <table:table-row table:style-name="ro1">
          <table:table-cell table:formula="of:=[.A66]*[.$E$1]+[.$D$1]" office:value-type="float" office:value="423.583180842851" calcext:value-type="float">
            <text:p>423.583180842851</text:p>
          </table:table-cell>
          <table:table-cell table:formula="of:=(([.A67]/[.A66])-1)*100" office:value-type="float" office:value="2.62684789578931" calcext:value-type="float">
            <text:p>2.62684789578931</text:p>
          </table:table-cell>
          <table:table-cell table:number-columns-repeated="3"/>
        </table:table-row>
        <table:table-row table:style-name="ro1">
          <table:table-cell table:formula="of:=[.A67]*[.$E$1]+[.$D$1]" office:value-type="float" office:value="434.631261278865" calcext:value-type="float">
            <text:p>434.631261278865</text:p>
          </table:table-cell>
          <table:table-cell table:formula="of:=(([.A68]/[.A67])-1)*100" office:value-type="float" office:value="2.60824341845456" calcext:value-type="float">
            <text:p>2.60824341845456</text:p>
          </table:table-cell>
          <table:table-cell table:number-columns-repeated="3"/>
        </table:table-row>
        <table:table-row table:style-name="ro1">
          <table:table-cell table:formula="of:=[.A68]*[.$E$1]+[.$D$1]" office:value-type="float" office:value="445.889255243164" calcext:value-type="float">
            <text:p>445.889255243164</text:p>
          </table:table-cell>
          <table:table-cell table:formula="of:=(([.A69]/[.A68])-1)*100" office:value-type="float" office:value="2.59024027198889" calcext:value-type="float">
            <text:p>2.59024027198889</text:p>
          </table:table-cell>
          <table:table-cell table:number-columns-repeated="3"/>
        </table:table-row>
        <table:table-row table:style-name="ro1">
          <table:table-cell table:formula="of:=[.A69]*[.$E$1]+[.$D$1]" office:value-type="float" office:value="457.361151092784" calcext:value-type="float">
            <text:p>457.361151092784</text:p>
          </table:table-cell>
          <table:table-cell table:formula="of:=(([.A70]/[.A69])-1)*100" office:value-type="float" office:value="2.57281280379003" calcext:value-type="float">
            <text:p>2.57281280379003</text:p>
          </table:table-cell>
          <table:table-cell table:number-columns-repeated="3"/>
        </table:table-row>
        <table:table-row table:style-name="ro1">
          <table:table-cell table:formula="of:=[.A70]*[.$E$1]+[.$D$1]" office:value-type="float" office:value="469.051012963547" calcext:value-type="float">
            <text:p>469.051012963547</text:p>
          </table:table-cell>
          <table:table-cell table:formula="of:=(([.A71]/[.A70])-1)*100" office:value-type="float" office:value="2.55593677837131" calcext:value-type="float">
            <text:p>2.55593677837131</text:p>
          </table:table-cell>
          <table:table-cell table:number-columns-repeated="3"/>
        </table:table-row>
        <table:table-row table:style-name="ro1">
          <table:table-cell table:formula="of:=[.A71]*[.$E$1]+[.$D$1]" office:value-type="float" office:value="480.962982209854" calcext:value-type="float">
            <text:p>480.962982209854</text:p>
          </table:table-cell>
          <table:table-cell table:formula="of:=(([.A72]/[.A71])-1)*100" office:value-type="float" office:value="2.539589280715" calcext:value-type="float">
            <text:p>2.539589280715</text:p>
          </table:table-cell>
          <table:table-cell table:number-columns-repeated="3"/>
        </table:table-row>
        <table:table-row table:style-name="ro1">
          <table:table-cell table:formula="of:=[.A72]*[.$E$1]+[.$D$1]" office:value-type="float" office:value="493.101278871841" calcext:value-type="float">
            <text:p>493.101278871841</text:p>
          </table:table-cell>
          <table:table-cell table:formula="of:=(([.A73]/[.A72])-1)*100" office:value-type="float" office:value="2.52374862743407" calcext:value-type="float">
            <text:p>2.52374862743407</text:p>
          </table:table-cell>
          <table:table-cell table:number-columns-repeated="3"/>
        </table:table-row>
        <table:table-row table:style-name="ro1">
          <table:table-cell table:formula="of:=[.A73]*[.$E$1]+[.$D$1]" office:value-type="float" office:value="505.470203170406" calcext:value-type="float">
            <text:p>505.470203170406</text:p>
          </table:table-cell>
          <table:table-cell table:formula="of:=(([.A74]/[.A73])-1)*100" office:value-type="float" office:value="2.50839428501659" calcext:value-type="float">
            <text:p>2.50839428501659</text:p>
          </table:table-cell>
          <table:table-cell table:number-columns-repeated="3"/>
        </table:table-row>
        <table:table-row table:style-name="ro1">
          <table:table-cell table:formula="of:=[.A74]*[.$E$1]+[.$D$1]" office:value-type="float" office:value="518.074137030644" calcext:value-type="float">
            <text:p>518.074137030644</text:p>
          </table:table-cell>
          <table:table-cell table:formula="of:=(([.A75]/[.A74])-1)*100" office:value-type="float" office:value="2.49350679450211" calcext:value-type="float">
            <text:p>2.49350679450211</text:p>
          </table:table-cell>
          <table:table-cell table:number-columns-repeated="3"/>
        </table:table-row>
        <table:table-row table:style-name="ro1">
          <table:table-cell table:formula="of:=[.A75]*[.$E$1]+[.$D$1]" office:value-type="float" office:value="530.917545634226" calcext:value-type="float">
            <text:p>530.917545634226</text:p>
          </table:table-cell>
          <table:table-cell table:formula="of:=(([.A76]/[.A75])-1)*100" office:value-type="float" office:value="2.47906770200776" calcext:value-type="float">
            <text:p>2.47906770200776</text:p>
          </table:table-cell>
          <table:table-cell table:number-columns-repeated="3"/>
        </table:table-row>
        <table:table-row table:style-name="ro1">
          <table:table-cell table:formula="of:=[.A76]*[.$E$1]+[.$D$1]" office:value-type="float" office:value="544.004979001276" calcext:value-type="float">
            <text:p>544.004979001276</text:p>
          </table:table-cell>
          <table:table-cell table:formula="of:=(([.A77]/[.A76])-1)*100" office:value-type="float" office:value="2.46505949458051" calcext:value-type="float">
            <text:p>2.46505949458051</text:p>
          </table:table-cell>
          <table:table-cell table:number-columns-repeated="3"/>
        </table:table-row>
        <table:table-row table:style-name="ro1">
          <table:table-cell table:formula="of:=[.A77]*[.$E$1]+[.$D$1]" office:value-type="float" office:value="557.3410736023" calcext:value-type="float">
            <text:p>557.3410736023</text:p>
          </table:table-cell>
          <table:table-cell table:formula="of:=(([.A78]/[.A77])-1)*100" office:value-type="float" office:value="2.4514655409051" calcext:value-type="float">
            <text:p>2.4514655409051</text:p>
          </table:table-cell>
          <table:table-cell table:number-columns-repeated="3"/>
        </table:table-row>
        <table:table-row table:style-name="ro1">
          <table:table-cell table:formula="of:=[.A78]*[.$E$1]+[.$D$1]" office:value-type="float" office:value="570.930554000744" calcext:value-type="float">
            <text:p>570.930554000744</text:p>
          </table:table-cell>
          <table:table-cell table:formula="of:=(([.A79]/[.A78])-1)*100" office:value-type="float" office:value="2.43827003644463" calcext:value-type="float">
            <text:p>2.43827003644463</text:p>
          </table:table-cell>
          <table:table-cell table:number-columns-repeated="3"/>
        </table:table-row>
        <table:table-row table:style-name="ro1">
          <table:table-cell table:formula="of:=[.A79]*[.$E$1]+[.$D$1]" office:value-type="float" office:value="584.778234526758" calcext:value-type="float">
            <text:p>584.778234526758</text:p>
          </table:table-cell>
          <table:table-cell table:formula="of:=(([.A80]/[.A79])-1)*100" office:value-type="float" office:value="2.42545795263149" calcext:value-type="float">
            <text:p>2.42545795263149</text:p>
          </table:table-cell>
          <table:table-cell table:number-columns-repeated="3"/>
        </table:table-row>
        <table:table-row table:style-name="ro1">
          <table:table-cell table:formula="of:=[.A80]*[.$E$1]+[.$D$1]" office:value-type="float" office:value="598.889020982766" calcext:value-type="float">
            <text:p>598.889020982766</text:p>
          </table:table-cell>
          <table:table-cell table:formula="of:=(([.A81]/[.A80])-1)*100" office:value-type="float" office:value="2.41301498976407" calcext:value-type="float">
            <text:p>2.41301498976407</text:p>
          </table:table-cell>
          <table:table-cell table:number-columns-repeated="3"/>
        </table:table-row>
        <table:table-row table:style-name="ro1">
          <table:table-cell table:formula="of:=[.A81]*[.$E$1]+[.$D$1]" office:value-type="float" office:value="613.267912381439" calcext:value-type="float">
            <text:p>613.267912381439</text:p>
          </table:table-cell>
          <table:table-cell table:formula="of:=(([.A82]/[.A81])-1)*100" office:value-type="float" office:value="2.40092753329775" calcext:value-type="float">
            <text:p>2.40092753329775</text:p>
          </table:table-cell>
          <table:table-cell table:number-columns-repeated="3"/>
        </table:table-row>
        <table:table-row table:style-name="ro1">
          <table:table-cell table:formula="of:=[.A82]*[.$E$1]+[.$D$1]" office:value-type="float" office:value="627.920002716686" calcext:value-type="float">
            <text:p>627.920002716686</text:p>
          </table:table-cell>
          <table:table-cell table:formula="of:=(([.A83]/[.A82])-1)*100" office:value-type="float" office:value="2.38918261324816" calcext:value-type="float">
            <text:p>2.38918261324816</text:p>
          </table:table-cell>
          <table:table-cell table:number-columns-repeated="3"/>
        </table:table-row>
        <table:table-row table:style-name="ro1">
          <table:table-cell table:formula="of:=[.A83]*[.$E$1]+[.$D$1]" office:value-type="float" office:value="642.850482768303" calcext:value-type="float">
            <text:p>642.850482768303</text:p>
          </table:table-cell>
          <table:table-cell table:formula="of:=(([.A84]/[.A83])-1)*100" office:value-type="float" office:value="2.37776786645123" calcext:value-type="float">
            <text:p>2.37776786645123</text:p>
          </table:table-cell>
          <table:table-cell table:number-columns-repeated="3"/>
        </table:table-row>
        <table:table-row table:style-name="ro1">
          <table:table-cell table:formula="of:=[.A84]*[.$E$1]+[.$D$1]" office:value-type="float" office:value="658.064641940901" calcext:value-type="float">
            <text:p>658.064641940901</text:p>
          </table:table-cell>
          <table:table-cell table:formula="of:=(([.A85]/[.A84])-1)*100" office:value-type="float" office:value="2.36667150144789" calcext:value-type="float">
            <text:p>2.36667150144789</text:p>
          </table:table-cell>
          <table:table-cell table:number-columns-repeated="3"/>
        </table:table-row>
        <table:table-row table:style-name="ro1">
          <table:table-cell table:formula="of:=[.A85]*[.$E$1]+[.$D$1]" office:value-type="float" office:value="673.567870137778" calcext:value-type="float">
            <text:p>673.567870137778</text:p>
          </table:table-cell>
          <table:table-cell table:formula="of:=(([.A86]/[.A85])-1)*100" office:value-type="float" office:value="2.35588226578345" calcext:value-type="float">
            <text:p>2.35588226578345</text:p>
          </table:table-cell>
          <table:table-cell table:number-columns-repeated="3"/>
        </table:table-row>
        <table:table-row table:style-name="ro1">
          <table:table-cell table:formula="of:=[.A86]*[.$E$1]+[.$D$1]" office:value-type="float" office:value="689.365659670396" calcext:value-type="float">
            <text:p>689.365659670396</text:p>
          </table:table-cell>
          <table:table-cell table:formula="of:=(([.A87]/[.A86])-1)*100" office:value-type="float" office:value="2.34538941552931" calcext:value-type="float">
            <text:p>2.34538941552931</text:p>
          </table:table-cell>
          <table:table-cell table:number-columns-repeated="3"/>
        </table:table-row>
        <table:table-row table:style-name="ro1">
          <table:table-cell table:formula="of:=[.A87]*[.$E$1]+[.$D$1]" office:value-type="float" office:value="705.463607204133" calcext:value-type="float">
            <text:p>705.463607204133</text:p>
          </table:table-cell>
          <table:table-cell table:formula="of:=(([.A88]/[.A87])-1)*100" office:value-type="float" office:value="2.33518268685362" calcext:value-type="float">
            <text:p>2.33518268685362</text:p>
          </table:table-cell>
          <table:table-cell table:number-columns-repeated="3"/>
        </table:table-row>
        <table:table-row table:style-name="ro1">
          <table:table-cell table:formula="of:=[.A88]*[.$E$1]+[.$D$1]" office:value-type="float" office:value="721.867415741011" calcext:value-type="float">
            <text:p>721.867415741011</text:p>
          </table:table-cell>
          <table:table-cell table:formula="of:=(([.A89]/[.A88])-1)*100" office:value-type="float" office:value="2.32525226948126" calcext:value-type="float">
            <text:p>2.32525226948126</text:p>
          </table:table-cell>
          <table:table-cell table:number-columns-repeated="3"/>
        </table:table-row>
        <table:table-row table:style-name="ro1">
          <table:table-cell table:formula="of:=[.A89]*[.$E$1]+[.$D$1]" office:value-type="float" office:value="738.582896640091" calcext:value-type="float">
            <text:p>738.582896640091</text:p>
          </table:table-cell>
          <table:table-cell table:formula="of:=(([.A90]/[.A89])-1)*100" office:value-type="float" office:value="2.31558878189846" calcext:value-type="float">
            <text:p>2.31558878189846</text:p>
          </table:table-cell>
          <table:table-cell table:number-columns-repeated="3"/>
        </table:table-row>
        <table:table-row table:style-name="ro1">
          <table:table-cell table:formula="of:=[.A90]*[.$E$1]+[.$D$1]" office:value-type="float" office:value="755.615971676252" calcext:value-type="float">
            <text:p>755.615971676252</text:p>
          </table:table-cell>
          <table:table-cell table:formula="of:=(([.A91]/[.A90])-1)*100" office:value-type="float" office:value="2.30618324816989" calcext:value-type="float">
            <text:p>2.30618324816989</text:p>
          </table:table-cell>
          <table:table-cell table:number-columns-repeated="3"/>
        </table:table-row>
        <table:table-row table:style-name="ro1">
          <table:table-cell table:formula="of:=[.A91]*[.$E$1]+[.$D$1]" office:value-type="float" office:value="772.972675138101" calcext:value-type="float">
            <text:p>772.972675138101</text:p>
          </table:table-cell>
          <table:table-cell table:formula="of:=(([.A92]/[.A91])-1)*100" office:value-type="float" office:value="2.29702707624677" calcext:value-type="float">
            <text:p>2.29702707624677</text:p>
          </table:table-cell>
          <table:table-cell table:number-columns-repeated="3"/>
        </table:table-row>
        <table:table-row table:style-name="ro1">
          <table:table-cell table:formula="of:=[.A92]*[.$E$1]+[.$D$1]" office:value-type="float" office:value="790.659155965725" calcext:value-type="float">
            <text:p>790.659155965725</text:p>
          </table:table-cell>
          <table:table-cell table:formula="of:=(([.A93]/[.A92])-1)*100" office:value-type="float" office:value="2.28811203765567" calcext:value-type="float">
            <text:p>2.28811203765567</text:p>
          </table:table-cell>
          <table:table-cell table:number-columns-repeated="3"/>
        </table:table-row>
        <table:table-row table:style-name="ro1">
          <table:table-cell table:formula="of:=[.A93]*[.$E$1]+[.$D$1]" office:value-type="float" office:value="808.681679929074" calcext:value-type="float">
            <text:p>808.681679929074</text:p>
          </table:table-cell>
          <table:table-cell table:formula="of:=(([.A94]/[.A93])-1)*100" office:value-type="float" office:value="2.279430248466" calcext:value-type="float">
            <text:p>2.279430248466</text:p>
          </table:table-cell>
          <table:table-cell table:number-columns-repeated="3"/>
        </table:table-row>
        <table:table-row table:style-name="ro1">
          <table:table-cell table:formula="of:=[.A94]*[.$E$1]+[.$D$1]" office:value-type="float" office:value="827.046631847726" calcext:value-type="float">
            <text:p>827.046631847726</text:p>
          </table:table-cell>
          <table:table-cell table:formula="of:=(([.A95]/[.A94])-1)*100" office:value-type="float" office:value="2.27097415144399" calcext:value-type="float">
            <text:p>2.27097415144399</text:p>
          </table:table-cell>
          <table:table-cell table:number-columns-repeated="3"/>
        </table:table-row>
        <table:table-row table:style-name="ro1">
          <table:table-cell table:formula="of:=[.A95]*[.$E$1]+[.$D$1]" office:value-type="float" office:value="845.760517852833" calcext:value-type="float">
            <text:p>845.760517852833</text:p>
          </table:table-cell>
          <table:table-cell table:formula="of:=(([.A96]/[.A95])-1)*100" office:value-type="float" office:value="2.26273649930688" calcext:value-type="float">
            <text:p>2.26273649930688</text:p>
          </table:table-cell>
          <table:table-cell table:number-columns-repeated="3"/>
        </table:table-row>
        <table:table-row table:style-name="ro1">
          <table:table-cell table:formula="of:=[.A96]*[.$E$1]+[.$D$1]" office:value-type="float" office:value="864.829967692036" calcext:value-type="float">
            <text:p>864.829967692036</text:p>
          </table:table-cell>
          <table:table-cell table:formula="of:=(([.A97]/[.A96])-1)*100" office:value-type="float" office:value="2.25471033899951" calcext:value-type="float">
            <text:p>2.25471033899951</text:p>
          </table:table-cell>
          <table:table-cell table:number-columns-repeated="3"/>
        </table:table-row>
        <table:table-row table:style-name="ro1">
          <table:table-cell table:formula="of:=[.A97]*[.$E$1]+[.$D$1]" office:value-type="float" office:value="884.261737078185" calcext:value-type="float">
            <text:p>884.261737078185</text:p>
          </table:table-cell>
          <table:table-cell table:formula="of:=(([.A98]/[.A97])-1)*100" office:value-type="float" office:value="2.24688899692109" calcext:value-type="float">
            <text:p>2.24688899692109</text:p>
          </table:table-cell>
          <table:table-cell table:number-columns-repeated="3"/>
        </table:table-row>
        <table:table-row table:style-name="ro1">
          <table:table-cell table:formula="of:=[.A98]*[.$E$1]+[.$D$1]" office:value-type="float" office:value="904.06271008267" calcext:value-type="float">
            <text:p>904.06271008267</text:p>
          </table:table-cell>
          <table:table-cell table:formula="of:=(([.A99]/[.A98])-1)*100" office:value-type="float" office:value="2.23926606503553" calcext:value-type="float">
            <text:p>2.23926606503553</text:p>
          </table:table-cell>
          <table:table-cell table:number-columns-repeated="3"/>
        </table:table-row>
        <table:table-row table:style-name="ro1">
          <table:table-cell table:formula="of:=[.A99]*[.$E$1]+[.$D$1]" office:value-type="float" office:value="924.239901574241" calcext:value-type="float">
            <text:p>924.239901574241</text:p>
          </table:table-cell>
          <table:table-cell table:formula="of:=(([.A100]/[.A99])-1)*100" office:value-type="float" office:value="2.23183538780463" calcext:value-type="float">
            <text:p>2.2318353878046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1T20:49:42.465658271</meta:creation-date>
    <dc:date>2022-06-11T21:29:35.638493885</dc:date>
    <meta:editing-duration>PT19M30S</meta:editing-duration>
    <meta:editing-cycles>1</meta:editing-cycles>
    <meta:document-statistic meta:table-count="1" meta:cell-count="204" meta:object-count="0"/>
    <meta:generator>LibreOffice/7.3.3.2$Linux_X86_64 LibreOffice_project/30$Build-2</meta:generator>
  </office:meta>
</office:document-meta>
</file>